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4.249cm" style:rel-column-width="16383*"/>
    </style:style>
    <style:style style:name="Tabelle5.C" style:family="table-column">
      <style:table-column-properties style:column-width="4.251cm" style:rel-column-width="16385*"/>
    </style:style>
    <style:style style:name="Tabelle5.A1" style:family="table-cell">
      <style:table-cell-properties fo:padding="0.097cm" fo:border="none"/>
    </style:style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706cm"/>
    </style:style>
    <style:style style:name="Tabelle1.B" style:family="table-column">
      <style:table-column-properties style:column-width="2.589cm"/>
    </style:style>
    <style:style style:name="Tabelle1.C" style:family="table-column">
      <style:table-column-properties style:column-width="4.403cm"/>
    </style:style>
    <style:style style:name="Tabelle1.D" style:family="table-column">
      <style:table-column-properties style:column-width="5.311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4.706cm"/>
    </style:style>
    <style:style style:name="Tabelle2.B" style:family="table-column">
      <style:table-column-properties style:column-width="2.589cm"/>
    </style:style>
    <style:style style:name="Tabelle2.C" style:family="table-column">
      <style:table-column-properties style:column-width="4.403cm"/>
    </style:style>
    <style:style style:name="Tabelle2.D" style:family="table-column">
      <style:table-column-properties style:column-width="5.311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4.706cm"/>
    </style:style>
    <style:style style:name="Tabelle3.B" style:family="table-column">
      <style:table-column-properties style:column-width="2.097cm"/>
    </style:style>
    <style:style style:name="Tabelle3.C" style:family="table-column">
      <style:table-column-properties style:column-width="4.895cm"/>
    </style:style>
    <style:style style:name="Tabelle3.D" style:family="table-column">
      <style:table-column-properties style:column-width="5.311cm"/>
    </style:style>
    <style:style style:name="Tabelle3.A1" style:family="table-cell">
      <style:table-cell-properties fo:background-color="#eeeeee" fo:padding="0.097cm" fo:border="none">
        <style:background-image/>
      </style:table-cell-properties>
    </style:style>
    <style:style style:name="Tabelle4" style:family="table">
      <style:table-properties style:width="17.009cm" fo:margin-left="0cm" table:align="left"/>
    </style:style>
    <style:style style:name="Tabelle4.A" style:family="table-column">
      <style:table-column-properties style:column-width="4.706cm"/>
    </style:style>
    <style:style style:name="Tabelle4.B" style:family="table-column">
      <style:table-column-properties style:column-width="2.097cm"/>
    </style:style>
    <style:style style:name="Tabelle4.C" style:family="table-column">
      <style:table-column-properties style:column-width="4.895cm"/>
    </style:style>
    <style:style style:name="Tabelle4.D" style:family="table-column">
      <style:table-column-properties style:column-width="5.311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officeooo:paragraph-rsid="0049435d"/>
    </style:style>
    <style:style style:name="P2" style:family="paragraph" style:parent-style-name="Standard">
      <style:text-properties fo:font-weight="bold" officeooo:rsid="0047a3c4" officeooo:paragraph-rsid="009b9514" style:font-weight-asian="bold" style:font-weight-complex="bold"/>
    </style:style>
    <style:style style:name="P3" style:family="paragraph" style:parent-style-name="Standard">
      <style:text-properties fo:font-weight="bold" officeooo:rsid="00477a3d" officeooo:paragraph-rsid="009b9514" style:font-weight-asian="bold" style:font-weight-complex="bold"/>
    </style:style>
    <style:style style:name="P4" style:family="paragraph" style:parent-style-name="Standard">
      <style:text-properties fo:font-weight="bold" officeooo:paragraph-rsid="009cf27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cf272" officeooo:paragraph-rsid="009cf27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a6e7c5" officeooo:paragraph-rsid="00a6e7c5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4ddefb" officeooo:paragraph-rsid="009cf272"/>
    </style:style>
    <style:style style:name="P8" style:family="paragraph" style:parent-style-name="Standard">
      <style:text-properties officeooo:rsid="004e1616"/>
    </style:style>
    <style:style style:name="P9" style:family="paragraph" style:parent-style-name="Standard">
      <style:text-properties officeooo:rsid="004e1616" officeooo:paragraph-rsid="0059ab58"/>
    </style:style>
    <style:style style:name="P10" style:family="paragraph" style:parent-style-name="Standard">
      <style:paragraph-properties fo:text-align="end" style:justify-single-word="false"/>
      <style:text-properties officeooo:rsid="004e1616" officeooo:paragraph-rsid="009cf272"/>
    </style:style>
    <style:style style:name="P11" style:family="paragraph" style:parent-style-name="Standard">
      <style:text-properties officeooo:paragraph-rsid="0059ab58"/>
    </style:style>
    <style:style style:name="P12" style:family="paragraph" style:parent-style-name="Standard">
      <style:text-properties officeooo:paragraph-rsid="00656d68"/>
    </style:style>
    <style:style style:name="P13" style:family="paragraph" style:parent-style-name="Standard">
      <style:text-properties style:text-underline-style="solid" style:text-underline-width="auto" style:text-underline-color="font-color" officeooo:rsid="004e1616" officeooo:paragraph-rsid="004e1616"/>
    </style:style>
    <style:style style:name="P14" style:family="paragraph" style:parent-style-name="Standard">
      <style:text-properties style:text-underline-style="none" officeooo:rsid="004e1616" officeooo:paragraph-rsid="004e1616"/>
    </style:style>
    <style:style style:name="P15" style:family="paragraph" style:parent-style-name="Standard">
      <style:text-properties style:text-underline-style="none" officeooo:paragraph-rsid="006442ed"/>
    </style:style>
    <style:style style:name="P16" style:family="paragraph" style:parent-style-name="Standard">
      <style:text-properties style:text-underline-style="none" officeooo:paragraph-rsid="0049435d"/>
    </style:style>
    <style:style style:name="P17" style:family="paragraph" style:parent-style-name="Standard">
      <style:text-properties officeooo:paragraph-rsid="0099e39e"/>
    </style:style>
    <style:style style:name="P18" style:family="paragraph" style:parent-style-name="Standard">
      <style:text-properties officeooo:paragraph-rsid="009b9514"/>
    </style:style>
    <style:style style:name="P19" style:family="paragraph" style:parent-style-name="Standard">
      <style:text-properties officeooo:paragraph-rsid="009cf272"/>
    </style:style>
    <style:style style:name="P20" style:family="paragraph" style:parent-style-name="Standard">
      <style:text-properties fo:font-size="13pt" officeooo:paragraph-rsid="009b9514" style:font-size-asian="11.3500003814697pt" style:font-size-complex="13pt"/>
    </style:style>
    <style:style style:name="P21" style:family="paragraph" style:parent-style-name="Standard">
      <style:text-properties officeooo:rsid="00503b4d"/>
    </style:style>
    <style:style style:name="P22" style:family="paragraph" style:parent-style-name="Standard">
      <style:text-properties officeooo:rsid="004af168" officeooo:paragraph-rsid="009b9514"/>
    </style:style>
    <style:style style:name="P23" style:family="paragraph" style:parent-style-name="Standard">
      <style:text-properties officeooo:rsid="005ab5aa" officeooo:paragraph-rsid="0059ab58"/>
    </style:style>
    <style:style style:name="P24" style:family="paragraph" style:parent-style-name="Table_20_Contents">
      <style:text-properties officeooo:rsid="004e41e9" officeooo:paragraph-rsid="0059ab58"/>
    </style:style>
    <style:style style:name="P25" style:family="paragraph" style:parent-style-name="Table_20_Contents">
      <style:text-properties officeooo:rsid="004e41e9" officeooo:paragraph-rsid="00f2705b"/>
    </style:style>
    <style:style style:name="P26" style:family="paragraph" style:parent-style-name="Table_20_Contents">
      <style:text-properties officeooo:paragraph-rsid="0059ab58"/>
    </style:style>
    <style:style style:name="P27" style:family="paragraph" style:parent-style-name="Table_20_Contents">
      <style:paragraph-properties fo:text-align="end" style:justify-single-word="false"/>
      <style:text-properties officeooo:paragraph-rsid="0059ab58"/>
    </style:style>
    <style:style style:name="P28" style:family="paragraph" style:parent-style-name="Table_20_Contents">
      <style:text-properties style:text-underline-style="none"/>
    </style:style>
    <style:style style:name="P29" style:family="paragraph" style:parent-style-name="Table_20_Contents">
      <style:text-properties style:text-underline-style="none" officeooo:rsid="004e41e9" officeooo:paragraph-rsid="0097839e"/>
    </style:style>
    <style:style style:name="P30" style:family="paragraph" style:parent-style-name="Table_20_Contents">
      <style:text-properties style:text-underline-style="none" officeooo:rsid="004e41e9" officeooo:paragraph-rsid="00a800c6"/>
    </style:style>
    <style:style style:name="P31" style:family="paragraph" style:parent-style-name="Table_20_Contents">
      <style:paragraph-properties fo:text-align="end" style:justify-single-word="false"/>
      <style:text-properties style:text-underline-style="none"/>
    </style:style>
    <style:style style:name="P32" style:family="paragraph" style:parent-style-name="Table_20_Contents">
      <style:paragraph-properties fo:text-align="end" style:justify-single-word="false"/>
      <style:text-properties style:text-underline-style="none" officeooo:paragraph-rsid="00503b4d"/>
    </style:style>
    <style:style style:name="P33" style:family="paragraph" style:parent-style-name="Table_20_Contents">
      <style:text-properties style:text-underline-style="none" fo:font-weight="bold" officeooo:rsid="004e41e9" officeooo:paragraph-rsid="004e41e9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text-underline-style="none" fo:font-weight="bold" officeooo:rsid="004e41e9" officeooo:paragraph-rsid="004e41e9" style:font-weight-asian="bold" style:font-weight-complex="bold"/>
    </style:style>
    <style:style style:name="P35" style:family="paragraph" style:parent-style-name="Table_20_Contents">
      <style:text-properties style:text-underline-style="none" fo:font-weight="bold" officeooo:rsid="004e41e9" officeooo:paragraph-rsid="0097839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text-underline-style="none" fo:font-weight="bold" officeooo:rsid="007b0311" officeooo:paragraph-rsid="007b0311" style:font-weight-asian="bold" style:font-weight-complex="bold"/>
    </style:style>
    <style:style style:name="P37" style:family="paragraph" style:parent-style-name="Table_20_Contents">
      <style:text-properties style:text-underline-style="none" fo:font-weight="bold" officeooo:rsid="00a800c6" officeooo:paragraph-rsid="00a800c6" style:font-weight-asian="bold" style:font-weight-complex="bold"/>
    </style:style>
    <style:style style:name="P38" style:family="paragraph" style:parent-style-name="Table_20_Contents">
      <style:text-properties style:text-underline-style="none" fo:font-weight="bold" officeooo:rsid="00549c75" officeooo:paragraph-rsid="00a800c6" style:font-weight-asian="bold" style:font-weight-complex="bold"/>
    </style:style>
    <style:style style:name="P39" style:family="paragraph" style:parent-style-name="Table_20_Contents">
      <style:text-properties style:text-underline-style="none" fo:font-weight="bold" officeooo:rsid="00549c75" officeooo:paragraph-rsid="0097839e" style:font-weight-asian="bold" style:font-weight-complex="bold"/>
    </style:style>
    <style:style style:name="P40" style:family="paragraph" style:parent-style-name="Table_20_Contents">
      <style:text-properties style:text-underline-style="none" officeooo:rsid="00549c75" officeooo:paragraph-rsid="00a800c6"/>
    </style:style>
    <style:style style:name="P41" style:family="paragraph" style:parent-style-name="Table_20_Contents">
      <style:text-properties style:text-underline-style="none" officeooo:rsid="00549c75" officeooo:paragraph-rsid="0097839e"/>
    </style:style>
    <style:style style:name="P4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43" style:family="paragraph" style:parent-style-name="Table_20_Contents">
      <style:paragraph-properties fo:text-align="center" style:justify-single-word="false"/>
      <style:text-properties style:text-underline-style="none" officeooo:paragraph-rsid="00eaee9a"/>
    </style:style>
    <style:style style:name="P44" style:family="paragraph" style:parent-style-name="Table_20_Contents">
      <style:text-properties fo:font-weight="bold" officeooo:rsid="004e41e9" officeooo:paragraph-rsid="0059ab58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weight="bold" officeooo:rsid="004e41e9" officeooo:paragraph-rsid="0059ab58" style:font-weight-asian="bold" style:font-weight-complex="bold"/>
    </style:style>
    <style:style style:name="P46" style:family="paragraph" style:parent-style-name="Table_20_Contents">
      <style:text-properties fo:font-weight="bold" officeooo:rsid="004e41e9" officeooo:paragraph-rsid="007038e7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7b0311" officeooo:paragraph-rsid="007b0311" style:font-weight-asian="bold" style:font-weight-complex="bold"/>
    </style:style>
    <style:style style:name="P48" style:family="paragraph" style:parent-style-name="Table_20_Contents">
      <style:text-properties fo:font-weight="bold" officeooo:rsid="00a9050f" officeooo:paragraph-rsid="00a9050f" style:font-weight-asian="bold" style:font-weight-complex="bold"/>
    </style:style>
    <style:style style:name="P49" style:family="paragraph" style:parent-style-name="Table_20_Contents">
      <style:text-properties fo:font-weight="bold" officeooo:rsid="00549c75" officeooo:paragraph-rsid="007038e7" style:font-weight-asian="bold" style:font-weight-complex="bold"/>
    </style:style>
    <style:style style:name="P50" style:family="paragraph" style:parent-style-name="Table_20_Contents">
      <style:text-properties officeooo:rsid="00549c75" officeooo:paragraph-rsid="0059ab58"/>
    </style:style>
    <style:style style:name="P51" style:family="paragraph" style:parent-style-name="Table_20_Contents">
      <style:text-properties officeooo:rsid="00549c75" officeooo:paragraph-rsid="00f2705b"/>
    </style:style>
    <style:style style:name="P52" style:family="paragraph" style:parent-style-name="Table_20_Contents">
      <style:paragraph-properties fo:text-align="center" style:justify-single-word="false"/>
      <style:text-properties officeooo:paragraph-rsid="0059ab58"/>
    </style:style>
    <style:style style:name="P53" style:family="paragraph" style:parent-style-name="Frame_20_contents">
      <style:paragraph-properties fo:text-align="center" style:justify-single-word="false"/>
    </style:style>
    <style:style style:name="P54" style:family="paragraph" style:parent-style-name="Standard">
      <style:text-properties fo:font-weight="bold" officeooo:paragraph-rsid="009cf272" style:font-weight-asian="bold" style:font-weight-complex="bold"/>
    </style:style>
    <style:style style:name="P55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5c7ec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FOR EACH STOCK_PICKING</text:text-input></text:p>
      <text:p text:style-name="P17"><text:placeholder text:placeholder-type="text">&lt;setLang(o.partner_id.lang or 'de_DE')&gt;</text:placeholder>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6" office:value-type="string">
            <text:p text:style-name="P18"><text:text-input text:description="&lt;if test=&quot;o.partner_id&quot;&gt;">IF PARTNER_ID</text:text-input></text:p>
            <text:p text:style-name="P18"><text:text-input text:description="&lt;if test=&quot;o.picking_type_id.code=='incoming'&quot;&gt;">IF INCOMING</text:text-input></text:p>
            <text:p text:style-name="P2">Lieferantenadresse</text:p>
            <text:p text:style-name="P18"><text:text-input text:description="&lt;/if&gt;">END IF</text:text-input></text:p>
            <text:p text:style-name="P18"><text:text-input text:description="&lt;if test=&quot;o.picking_type_id.code=='internal'&quot;&gt;">IF INTERNAL</text:text-input></text:p>
            <text:p text:style-name="P3">Lageradresse</text:p>
            <text:p text:style-name="P18"><text:text-input text:description="&lt;/if&gt;">END IF</text:text-input></text:p>
            <text:p text:style-name="P18"><text:text-input text:description="&lt;if test=&quot;o.picking_type_id.code=='outgoing'&quot;&gt;">IF OUTGOING</text:text-input></text:p>
            <text:p text:style-name="P2">Lieferadresse</text:p>
            <text:p text:style-name="P18"><text:text-input text:description="&lt;/if&gt;">END IF</text:text-input></text:p>
            <text:p text:style-name="P20"/>
            <text:p text:style-name="P22"><text:text-input text:description="&lt;o.partner_id.mail_address&gt;">PARTNER_ADDRESS</text:text-input></text:p>
            <text:p text:style-name="P18"><text:text-input text:description="&lt;/if&gt;">END IF</text:text-input></text:p>
          </table:table-cell>
          <table:table-cell table:style-name="Tabelle5.A1" table:number-columns-spanned="2" office:value-type="string">
            <text:p text:style-name="P4"><text:text-input text:description="&lt;o.picking_type_id.name&gt;">PICKING_TYPE</text:text-input></text:p>
            <text:p text:style-name="P4"><draw:frame draw:style-name="fr2" draw:name="image: barcode(o.name,code_type='code128', width='8cm', height='2cm')" text:anchor-type="paragraph" svg:x="0.101cm" svg:y="0.508cm" draw:z-index="2"><draw:text-box fo:min-height="2cm" fo:min-width="7.999cm"><text:p text:style-name="P53"/></draw:text-box></draw:frame></text:p>
            <text:p text:style-name="P19"/>
          </table:table-cell>
          <table:covered-table-cell/>
        </table:table-row>
        <table:table-row>
          <table:covered-table-cell/>
          <table:table-cell table:style-name="Tabelle5.A1" office:value-type="string">
            <text:p text:style-name="P6">Referenz</text:p>
          </table:table-cell>
          <table:table-cell table:style-name="Tabelle5.A1" office:value-type="string">
            <text:p text:style-name="P7"><text:text-input text:description="&lt;o.origin&gt;">ORIGIN</text:text-input></text:p>
          </table:table-cell>
        </table:table-row>
        <table:table-row>
          <table:covered-table-cell/>
          <table:table-cell table:style-name="Tabelle5.A1" office:value-type="string">
            <text:p text:style-name="P5">Status</text:p>
          </table:table-cell>
          <table:table-cell table:style-name="Tabelle5.A1" office:value-type="string">
            <text:p text:style-name="P7"><text:text-input text:description="&lt;get_state(o)&gt;">STATE</text:text-input></text:p>
          </table:table-cell>
        </table:table-row>
        <table:table-row>
          <table:covered-table-cell/>
          <table:table-cell table:style-name="Tabelle5.A1" office:value-type="string">
            <text:p text:style-name="P5">Bestätigt am</text:p>
          </table:table-cell>
          <table:table-cell table:style-name="Tabelle5.A1" office:value-type="string">
            <text:p text:style-name="P10"><text:text-input text:description="&lt;formatLang(o.date, date_time=True)&gt;">DATE</text:text-input></text:p>
          </table:table-cell>
        </table:table-row>
        <table:table-row>
          <table:covered-table-cell/>
          <table:table-cell table:style-name="Tabelle5.A1" office:value-type="string">
            <text:p text:style-name="P5">Erwarteter Liefertermin</text:p>
          </table:table-cell>
          <table:table-cell table:style-name="Tabelle5.A1" office:value-type="string">
            <text:p text:style-name="P10"><text:text-input text:description="&lt;formatLang(o.min_date, date_time=True)&gt;">MIN_DATE</text:text-input></text:p>
          </table:table-cell>
        </table:table-row>
        <table:table-row>
          <table:covered-table-cell/>
          <table:table-cell table:style-name="Tabelle5.A1" table:number-columns-spanned="2" office:value-type="string">
            <text:p text:style-name="P6"/>
          </table:table-cell>
          <table:covered-table-cell/>
        </table:table-row>
      </table:table>
      <text:p text:style-name="P8"/>
      <text:p text:style-name="P13"/>
      <text:p text:style-name="P14"><text:text-input text:description="&lt;if test=&quot;not o.pack_operation_ids&quot;&gt;">IF NOT OPERATION_IDS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3">Produkt</text:p>
          </table:table-cell>
          <table:table-cell table:style-name="Tabelle1.A1" office:value-type="string">
            <text:p text:style-name="P34">Menge</text:p>
          </table:table-cell>
          <table:table-cell table:style-name="Tabelle1.A1" office:value-type="string">
            <text:p text:style-name="P36">Barcode</text:p>
          </table:table-cell>
          <table:table-cell table:style-name="Tabelle1.A1" office:value-type="string">
            <text:p text:style-name="P38"><text:text-input text:description="&lt;if test=&quot;o.picking_type_id.code != 'incoming'&quot;&gt;">IF NOT INCOMING</text:text-input></text:p>
            <text:p text:style-name="P37">Quelle</text:p>
            <text:p text:style-name="P38"><text:text-input text:description="&lt;/if&gt;">END IF</text:text-input></text:p>
            <text:p text:style-name="P35"><text:text-input text:description="&lt;if test=&quot;o.picking_type_id.code != 'outgoing'&quot;&gt;">IF NOT OUTGOING</text:text-input></text:p>
            <text:p text:style-name="P39">Ziel</text:p>
            <text:p text:style-name="P39"><text:text-input text:description="&lt;/if&gt;">END IF</text:text-input></text:p>
          </table:table-cell>
        </table:table-row>
      </table:table>
      <text:p text:style-name="P14"><text:text-input text:description="&lt;for each=&quot;move in o.move_lines&quot;&gt;">FOR EACH MOVE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8"><text:text-input text:description="&lt;move.product_id.name&gt;">PRODUCT</text:text-input></text:p>
          </table:table-cell>
          <table:table-cell table:style-name="Tabelle2.A1" office:value-type="string">
            <text:p text:style-name="P31"><text:text-input text:description="&lt;if test=&quot;o.state == 'partially_available'&quot;&gt;">IF AVAILABLE</text:text-input></text:p>
            <text:p text:style-name="P31"><text:text-input text:description="&lt;formatLang(move.reserved_availability)&gt;">AVAILABILITY</text:text-input> <text:text-input text:description="&lt;move.product_id.uom_id.name&gt;">UOM</text:text-input></text:p>
            <text:p text:style-name="P32"><text:text-input text:description="&lt;/if&gt;">END IF</text:text-input></text:p>
            <text:p text:style-name="P31"><text:text-input text:description="&lt;if test=&quot;o.state != 'partially_available'&quot;&gt;">IF NOT AVAILABLE</text:text-input></text:p>
            <text:p text:style-name="P31"><text:text-input text:description="&lt;formatLang(move.product_uom_qty)&gt;">QUANTITY</text:text-input> <text:text-input text:description="&lt;move.product_uom.name&gt;">UOM</text:text-input></text:p>
            <text:p text:style-name="P31"><text:text-input text:description="&lt;/if&gt;">END IF</text:text-input></text:p>
          </table:table-cell>
          <table:table-cell table:style-name="Tabelle2.A1" office:value-type="string">
            <text:p text:style-name="P42"><text:text-input text:description="&lt;if test=&quot;move.product_id.ean13&quot;&gt;">IF EAN13</text:text-input></text:p>
            <text:p text:style-name="P42"><draw:frame draw:style-name="fr1" draw:name="image: barcode(move.product_id.ean13,width='4cm',height='2cm')" text:anchor-type="paragraph" svg:y="0.049cm" draw:z-index="1"><draw:text-box fo:min-height="2cm" fo:min-width="4.001cm"><text:p text:style-name="P53"/></draw:text-box></draw:frame></text:p>
            <text:p text:style-name="P43"><text:text-input text:description="&lt;/if&gt;">END IF</text:text-input></text:p>
          </table:table-cell>
          <table:table-cell table:style-name="Tabelle2.A1" office:value-type="string">
            <text:p text:style-name="P30"><text:text-input text:description="&lt;if test=&quot;o.picking_type_id.code != 'incoming'&quot;&gt;">IF NOT INCOMING</text:text-input></text:p>
            <text:p text:style-name="P40"><text:text-input text:description="&lt;move.location_id.name&gt;">LOCATION_ID</text:text-input></text:p>
            <text:p text:style-name="P40"><text:text-input text:description="&lt;/if&gt;">END IF</text:text-input></text:p>
            <text:p text:style-name="P29"><text:text-input text:description="&lt;if test=&quot;o.picking_type_id.code != 'outgoing'&quot;&gt;">IF NOT OUTGOING</text:text-input></text:p>
            <text:p text:style-name="P29"><text:text-input text:description="&lt;move.location_dest_id.name&gt;">DEST_ID</text:text-input></text:p>
            <text:p text:style-name="P41"><text:text-input text:description="&lt;/if&gt;">END IF</text:text-input></text:p>
          </table:table-cell>
        </table:table-row>
      </table:table>
      <text:p text:style-name="P15"><text:text-input text:description="&lt;/for&gt;">END FOR</text:text-input></text:p>
      <text:p text:style-name="P16"><text:text-input text:description="&lt;/if&gt;">END IF</text:text-input></text:p>
      <text:p text:style-name="P16"/>
      <text:p text:style-name="P9"><text:text-input text:description="&lt;if test=&quot;o.pack_operation_ids&quot;&gt;">IF OPERATION_IDS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4">Produkt</text:p>
          </table:table-cell>
          <table:table-cell table:style-name="Tabelle3.A1" office:value-type="string">
            <text:p text:style-name="P45">Menge</text:p>
          </table:table-cell>
          <table:table-cell table:style-name="Tabelle3.A1" office:value-type="string">
            <text:p text:style-name="P47">Barcode</text:p>
          </table:table-cell>
          <table:table-cell table:style-name="Tabelle3.A1" office:value-type="string">
            <text:p text:style-name="P49"><text:text-input text:description="&lt;if test=&quot;o.picking_type_id.code != 'incoming'&quot;&gt;">IF NOT INCOMING</text:text-input></text:p>
            <text:p text:style-name="P48">Quelle</text:p>
            <text:p text:style-name="P49"><text:text-input text:description="&lt;/if&gt;">END IF</text:text-input></text:p>
            <text:p text:style-name="P46"><text:text-input text:description="&lt;if test=&quot;o.picking_type_id.code != 'outgoing'&quot;&gt;">IF NOT OUTGOING</text:text-input></text:p>
            <text:p text:style-name="P49">Ziel</text:p>
            <text:p text:style-name="P49"><text:text-input text:description="&lt;/if&gt;">END IF</text:text-input></text:p>
          </table:table-cell>
        </table:table-row>
      </table:table>
      <text:p text:style-name="P23"><text:text-input text:description="&lt;for each=&quot;op in o.pack_operation_ids&quot;&gt;">FOR EACH OPERATION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26"><text:text-input text:description="&lt;op.product_id.name&gt;">PRODUCT</text:text-input></text:p>
            <text:p text:style-name="P26"><text:text-input text:description="&lt;if test=&quot;not op.product_id and op.package_id&quot;&gt;">IF NOT PACK_OPERATION</text:text-input></text:p>
            <text:p text:style-name="P26"><text:text-input text:description="&lt;op.package_id.name&gt;">PACKAGE_ID</text:text-input></text:p>
            <text:p text:style-name="P26"><text:text-input text:description="&lt;/if&gt;">END IF</text:text-input></text:p>
          </table:table-cell>
          <table:table-cell table:style-name="Tabelle4.A1" office:value-type="string">
            <text:p text:style-name="P27"><text:span text:style-name="T1"><text:text-input text:description="&lt;formatLang(op.product_qty)&gt;">QUANTITY</text:text-input></text:span> <text:text-input text:description="&lt;op.product_uom_id.name&gt;">UOM</text:text-input></text:p>
          </table:table-cell>
          <table:table-cell table:style-name="Tabelle4.A1" office:value-type="string">
            <text:p text:style-name="P52"><text:text-input text:description="&lt;if test=&quot;op.product_id.ean13&quot;&gt;">IF EAN13</text:text-input></text:p>
            <text:p text:style-name="P52"><draw:frame draw:style-name="fr1" draw:name="image: barcode(op.product_id.ean13,width='4cm',height='2cm')" text:anchor-type="paragraph" svg:y="0.049cm" draw:z-index="0"><draw:text-box fo:min-height="2cm" fo:min-width="4.001cm"><text:p text:style-name="P53"/></draw:text-box></draw:frame></text:p>
            <text:p text:style-name="P52"><text:text-input text:description="&lt;/if&gt;">END IF</text:text-input></text:p>
          </table:table-cell>
          <table:table-cell table:style-name="Tabelle4.A1" office:value-type="string">
            <text:p text:style-name="P25"><text:text-input text:description="&lt;if test=&quot;o.picking_type_id.code != 'incoming'&quot;&gt;">IF NOT INCOMING</text:text-input></text:p>
            <text:p text:style-name="P51"><text:text-input text:description="&lt;op.location_id.name&gt;">LOCATION_ID</text:text-input></text:p>
            <text:p text:style-name="P50"><text:text-input text:description="&lt;/if&gt;">END IF</text:text-input></text:p>
            <text:p text:style-name="P24"><text:text-input text:description="&lt;if test=&quot;o.picking_type_id.code != 'outgoing'&quot;&gt;">IF NOT OUTGOING</text:text-input></text:p>
            <text:p text:style-name="P24"><text:text-input text:description="&lt;op.location_dest_id.name&gt;">DEST_ID</text:text-input></text:p>
            <text:p text:style-name="P50"><text:text-input text:description="&lt;/if&gt;">END IF</text:text-input></text:p>
          </table:table-cell>
        </table:table-row>
      </table:table>
      <text:p text:style-name="P12"><text:text-input text:description="&lt;/for&gt;">END FOR</text:text-input></text:p>
      <text:p text:style-name="P11"><text:text-input text:description="&lt;/if&gt;">END IF</text:text-input></text:p>
      <text:p text:style-name="P1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5-05T02:17:06.358595331</dc:date>
    <meta:editing-duration>P3DT58M10S</meta:editing-duration>
    <meta:editing-cycles>747</meta:editing-cycles>
    <meta:document-statistic meta:table-count="5" meta:image-count="0" meta:object-count="0" meta:page-count="1" meta:paragraph-count="78" meta:word-count="269" meta:character-count="920" meta:non-whitespace-character-count="855"/>
  </office:meta>
</office:document-meta>
</file>